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20000001763851D14AFE1199D.png" manifest:media-type="image/png"/>
  <manifest:file-entry manifest:full-path="Pictures/10000001000000FC0000000D9E54447185D09C5B.png" manifest:media-type="image/png"/>
  <manifest:file-entry manifest:full-path="Pictures/10000001000000E10000000DBAF78B080DC56884.png" manifest:media-type="image/png"/>
  <manifest:file-entry manifest:full-path="Pictures/100000010000013D000000131A83A1CFC205AD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5.9016in" svg:height="0.6925in" draw:z-index="0"><draw:image xlink:href="Pictures/100000010000013D000000131A83A1CFC205AD92.png" xlink:type="simple" xlink:show="embed" xlink:actuate="onLoad" draw:mime-type="image/png"/></draw:frame><draw:frame draw:style-name="fr1" draw:name="Image2" text:anchor-type="char" svg:x="0.2366in" svg:y="0.8992in" svg:width="6.4264in" svg:height="0.3701in" draw:z-index="1"><draw:image xlink:href="Pictures/10000001000000E10000000DBAF78B080DC56884.png" xlink:type="simple" xlink:show="embed" xlink:actuate="onLoad" draw:mime-type="image/png"/></draw:frame><draw:frame draw:style-name="fr1" draw:name="Image3" text:anchor-type="char" svg:x="0.0953in" svg:y="1.5339in" svg:width="6.9319in" svg:height="0.3563in" draw:z-index="2"><draw:image xlink:href="Pictures/10000001000000FC0000000D9E54447185D09C5B.png" xlink:type="simple" xlink:show="embed" xlink:actuate="onLoad" draw:mime-type="image/png"/></draw:frame><draw:frame draw:style-name="fr1" draw:name="Image4" text:anchor-type="char" svg:x="0.5846in" svg:y="2.2071in" svg:width="5.7417in" svg:height="0.7409in" draw:z-index="3"><draw:image xlink:href="Pictures/10000001000000B20000001763851D14AFE119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Verdan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Verdan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2:03:38.371500013</meta:creation-date>
    <dc:date>2022-09-21T20:10:14.498333802</dc:date>
    <meta:editing-duration>PT1H20M15S</meta:editing-duration>
    <meta:editing-cycles>2</meta:editing-cycles>
    <meta:generator>LibreOffice/7.3.6.2$Linux_X86_64 LibreOffice_project/3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